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cc7b" officeooo:paragraph-rsid="000fcc7b"/>
    </style:style>
    <style:style style:name="P2" style:family="paragraph" style:parent-style-name="Standard">
      <style:text-properties fo:font-weight="bold" officeooo:rsid="000fcc7b" officeooo:paragraph-rsid="000fcc7b" style:font-weight-asian="bold" style:font-weight-complex="bold"/>
    </style:style>
    <style:style style:name="P3" style:family="paragraph" style:parent-style-name="Standard">
      <style:text-properties officeooo:rsid="000fcc7b" officeooo:paragraph-rsid="000fcc7b" fo:background-color="#dee6ef"/>
    </style:style>
    <style:style style:name="P4" style:family="paragraph" style:parent-style-name="Standard">
      <style:text-properties style:text-underline-style="none" fo:font-weight="bold" officeooo:rsid="000fcc7b" officeooo:paragraph-rsid="000fcc7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artado 1.</text:p>
      <text:p text:style-name="P3">for $ciclo in doc("clase2.xml")//fp/ciclos_informatica/ciclo[@id="DAM"]</text:p>
      <text:p text:style-name="P3">return $ciclo</text:p>
      <text:p text:style-name="P4"/>
      <text:p text:style-name="P2">Apartado 2.</text:p>
      <text:p text:style-name="P3">for $ciclo in doc("clase2.xml")//fp/ciclos_informatica</text:p>
      <text:p text:style-name="P3">where $ciclo/anyo&gt;2009</text:p>
      <text:p text:style-name="P3">order by $ciclo/titulacion</text:p>
      <text:p text:style-name="P3">return $ciclo/titulacion</text:p>
      <text:p text:style-name="P1"/>
      <text:p text:style-name="P2">Apartado 3.</text:p>
      <text:p text:style-name="P3">for $ciclo in doc("clase2.xml")//fp/ciclos_informatica/ciclo</text:p>
      <text:p text:style-name="P3">where /modulo/horas=96</text:p>
      <text:p text:style-name="P3">return /modulo/nombre</text:p>
      <text:p text:style-name="P1"/>
      <text:p text:style-name="P2">Apartado 5.</text:p>
      <text:p text:style-name="P3">for $ciclo in doc("clase2.xml")//fp/ciclos_informatica/ciclo/modulo</text:p>
      <text:p text:style-name="P3">return $ciclo/modul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01:02:57.363000000</dc:date>
    <meta:editing-duration>PT4M15S</meta:editing-duration>
    <meta:editing-cycles>1</meta:editing-cycles>
    <meta:document-statistic meta:table-count="0" meta:image-count="0" meta:object-count="0" meta:page-count="1" meta:paragraph-count="15" meta:word-count="39" meta:character-count="444" meta:non-whitespace-character-count="420"/>
    <meta:generator>LibreOffice/7.3.1.3$Windows_X86_64 LibreOffice_project/a69ca51ded25f3eefd52d7bf9a5fad8c90b87951</meta:generator>
  </office:meta>
</office:document-meta>
</file>